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0000003204ECFAF2B.png"/>
  <manifest:file-entry manifest:media-type="image/png" manifest:full-path="Pictures/10000000000001E0000003201BC6FD2E.png"/>
  <manifest:file-entry manifest:media-type="image/png" manifest:full-path="Pictures/100002010000020000000150395BEE48.png"/>
  <manifest:file-entry manifest:media-type="image/png" manifest:full-path="Pictures/10000000000001E00000032057EFB0B3.png"/>
  <manifest:file-entry manifest:media-type="image/png" manifest:full-path="Pictures/10000201000001E00000036A0613FE18.png"/>
  <manifest:file-entry manifest:media-type="image/png" manifest:full-path="Pictures/10000000000001E000000320678F825B.png"/>
  <manifest:file-entry manifest:media-type="image/png" manifest:full-path="Pictures/10000000000001E000000320BA793FBB.png"/>
  <manifest:file-entry manifest:media-type="image/jpeg" manifest:full-path="Pictures/1000000000000640000004B0BB8A1EBC.jpg"/>
  <manifest:file-entry manifest:media-type="image/png" manifest:full-path="Pictures/10000000000001E000000320B48F0E3B.png"/>
  <manifest:file-entry manifest:media-type="image/jpeg" manifest:full-path="Pictures/10000000000008000000080009558110.jpg"/>
  <manifest:file-entry manifest:media-type="image/png" manifest:full-path="Pictures/10000201000001E00000035ADD7BBB61.png"/>
  <manifest:file-entry manifest:media-type="image/png" manifest:full-path="Pictures/10000201000001E00000038D3D49C8FA.png"/>
  <manifest:file-entry manifest:media-type="image/png" manifest:full-path="Pictures/10000000000001E000000320FD6B1593.png"/>
  <manifest:file-entry manifest:media-type="image/png" manifest:full-path="Pictures/10000000000001E000000320E2209D8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title">
      <style:graphic-properties draw:fill="bitmap" draw:fill-image-name="Random-Rainbow-Color-Texture-ipad-air-wallpaper-ilikewallpaper_5f_com" draw:opacity="0%" draw:auto-grow-height="true" fo:min-height="4.077cm" draw:shadow="hidden" draw:shadow-offset-x="0.1cm" draw:shadow-offset-y="0.1cm" draw:shadow-opacity="0%"/>
    </style:style>
    <style:style style:name="pr4" style:family="presentation" style:parent-style-name="Predefinito-title">
      <style:graphic-properties draw:fill="bitmap" draw:fill-image-name="Bitmape_20_8" draw:opacity="0%" draw:auto-grow-height="true" fo:min-height="4.077cm" draw:shadow="hidden" draw:shadow-offset-x="0.1cm" draw:shadow-offset-y="0.1cm" draw:shadow-opacity="0%"/>
    </style:style>
    <style:style style:name="pr5" style:family="presentation" style:parent-style-name="Predefinito-title">
      <style:graphic-properties draw:fill="bitmap" draw:fill-image-name="Bitmape_20_8" draw:opacity="0%" draw:auto-grow-height="true" fo:min-height="5.581cm" draw:shadow="hidden" draw:shadow-offset-x="0.1cm" draw:shadow-offset-y="0.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03f9f" fo:font-family="'Roboto Black'" style:font-pitch="variable" fo:font-size="60pt" style:font-size-asian="60pt" style:font-size-complex="60pt"/>
    </style:style>
    <style:style style:name="P3" style:family="paragraph">
      <style:paragraph-properties fo:text-align="start"/>
      <style:text-properties fo:color="#303f9f" fo:font-family="'Roboto Black'" style:font-pitch="variable" fo:font-size="60pt" style:font-size-asian="60pt" style:font-size-complex="60pt"/>
    </style:style>
    <style:style style:name="T1" style:family="text">
      <style:text-properties fo:color="#303f9f" fo:font-family="'Roboto Black'" style:font-pitch="variable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9">
        <draw:frame draw:style-name="gr1" draw:text-style-name="P1" draw:layer="layout" svg:width="16.676cm" svg:height="10.943cm" svg:x="7.2cm" svg:y="3.2cm">
          <draw:image xlink:href="Pictures/100002010000020000000150395BEE48.png" xlink:type="simple" xlink:show="embed" xlink:actuate="onLoad">
            <text:p/>
          </draw:image>
        </draw:frame>
        <draw:frame presentation:style-name="pr1" draw:layer="layout" svg:width="24cm" svg:height="3.506cm" svg:x="3.4cm" svg:y="15.294cm" presentation:class="title" presentation:user-transformed="true">
          <draw:text-box>
            <text:p>A cura di<text:line-break/>Bergerone Alberto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0">
        <draw:frame presentation:style-name="pr3" draw:text-style-name="P2" draw:layer="layout" svg:width="13.674cm" svg:height="4.077cm" svg:x="3cm" svg:y="8.462cm" presentation:class="title" presentation:user-transformed="true">
          <draw:text-box>
            <text:p text:style-name="P2"><text:span text:style-name="T1">Login</text:span></text:p>
          </draw:text-box>
        </draw:frame>
        <draw:frame draw:style-name="gr1" draw:text-style-name="P1" draw:layer="layout" svg:width="9.926cm" svg:height="18.799cm" svg:x="16.674cm" svg:y="1.201cm">
          <draw:image xlink:href="Pictures/10000201000001E00000038D3D49C8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0">
        <office:forms form:automatic-focus="false" form:apply-design-mode="false"/>
        <draw:frame presentation:style-name="pr4" draw:text-style-name="P3" draw:layer="layout" svg:width="13.739cm" svg:height="4.077cm" svg:x="3.2cm" svg:y="8.462cm" presentation:class="title" presentation:user-transformed="true">
          <draw:text-box>
            <text:p text:style-name="P3"><text:span text:style-name="T1">Registrazione</text:span></text:p>
          </draw:text-box>
        </draw:frame>
        <draw:frame draw:style-name="gr1" draw:text-style-name="P1" draw:layer="layout" svg:width="10.061cm" svg:height="18.322cm" svg:x="16.939cm" svg:y="1.4cm">
          <draw:image xlink:href="Pictures/10000201000001E00000036A0613FE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0">
        <office:forms form:automatic-focus="false" form:apply-design-mode="false"/>
        <draw:frame presentation:style-name="pr5" draw:text-style-name="P2" draw:layer="layout" svg:width="12.2cm" svg:height="5.581cm" svg:x="3.2cm" svg:y="7.71cm" presentation:class="title" presentation:user-transformed="true">
          <draw:text-box>
            <text:p text:style-name="P2"><text:span text:style-name="T1">Menù di</text:span><text:span text:style-name="T1"><text:line-break/></text:span><text:span text:style-name="T1">navigazione</text:span></text:p>
          </draw:text-box>
        </draw:frame>
        <draw:frame draw:style-name="gr1" draw:text-style-name="P1" draw:layer="layout" svg:width="11.35cm" svg:height="18.919cm" svg:x="15.4cm" svg:y="1.078cm">
          <draw:image xlink:href="Pictures/10000000000001E000000320BA793F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0">
        <office:forms form:automatic-focus="false" form:apply-design-mode="false"/>
        <draw:frame presentation:style-name="pr5" draw:text-style-name="P2" draw:layer="layout" svg:width="12.2cm" svg:height="5.581cm" svg:x="3.2cm" svg:y="7.71cm" presentation:class="title" presentation:user-transformed="true">
          <draw:text-box>
            <text:p text:style-name="P2"><text:span text:style-name="T1">Ricerca</text:span></text:p>
          </draw:text-box>
        </draw:frame>
        <draw:frame draw:style-name="gr1" draw:text-style-name="P1" draw:layer="layout" svg:width="11.254cm" svg:height="18.759cm" svg:x="15.2cm" svg:y="1.1cm">
          <draw:image xlink:href="Pictures/10000000000001E0000003201BC6FD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0">
        <office:forms form:automatic-focus="false" form:apply-design-mode="false"/>
        <draw:frame presentation:style-name="pr5" draw:text-style-name="P2" draw:layer="layout" svg:width="12.2cm" svg:height="5.581cm" svg:x="3.2cm" svg:y="7.71cm" presentation:class="title" presentation:user-transformed="true">
          <draw:text-box>
            <text:p text:style-name="P2"><text:span text:style-name="T1">Ricerca</text:span></text:p>
          </draw:text-box>
        </draw:frame>
        <draw:frame draw:style-name="gr1" draw:text-style-name="P1" draw:layer="layout" svg:width="11.252cm" svg:height="18.757cm" svg:x="15.201cm" svg:y="1.101cm">
          <draw:image xlink:href="Pictures/10000000000001E0000003204ECFAF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0">
        <office:forms form:automatic-focus="false" form:apply-design-mode="false"/>
        <draw:frame presentation:style-name="pr5" draw:text-style-name="P2" draw:layer="layout" svg:width="12.2cm" svg:height="5.581cm" svg:x="3.2cm" svg:y="7.71cm" presentation:class="title" presentation:user-transformed="true">
          <draw:text-box>
            <text:p text:style-name="P2"><text:span text:style-name="T1">Dettagli</text:span><text:span text:style-name="T1"><text:line-break/></text:span><text:span text:style-name="T1">locale</text:span></text:p>
          </draw:text-box>
        </draw:frame>
        <draw:frame draw:style-name="gr1" draw:text-style-name="P1" draw:layer="layout" svg:width="11.25cm" svg:height="18.755cm" svg:x="15.202cm" svg:y="1.102cm">
          <draw:image xlink:href="Pictures/10000000000001E000000320678F82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0">
        <office:forms form:automatic-focus="false" form:apply-design-mode="false"/>
        <draw:frame presentation:style-name="pr5" draw:text-style-name="P2" draw:layer="layout" svg:width="12.2cm" svg:height="8.371cm" svg:x="3.2cm" svg:y="6.315cm" presentation:class="title" presentation:user-transformed="true">
          <draw:text-box>
            <text:p text:style-name="P2"><text:span text:style-name="T1">Ricerca</text:span><text:span text:style-name="T1"><text:line-break/></text:span><text:span text:style-name="T1">per</text:span><text:span text:style-name="T1"><text:line-break/></text:span><text:span text:style-name="T1">posizione</text:span></text:p>
          </draw:text-box>
        </draw:frame>
        <draw:frame draw:style-name="gr1" draw:text-style-name="P1" draw:layer="layout" svg:width="11.248cm" svg:height="18.753cm" svg:x="15.203cm" svg:y="1.103cm">
          <draw:image xlink:href="Pictures/10000000000001E000000320E2209D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0">
        <office:forms form:automatic-focus="false" form:apply-design-mode="false"/>
        <draw:frame presentation:style-name="pr5" draw:text-style-name="P2" draw:layer="layout" svg:width="12.2cm" svg:height="8.371cm" svg:x="3.2cm" svg:y="6.315cm" presentation:class="title" presentation:user-transformed="true">
          <draw:text-box>
            <text:p text:style-name="P2"><text:span text:style-name="T1">Ricerca</text:span><text:span text:style-name="T1"><text:line-break/></text:span><text:span text:style-name="T1">per</text:span><text:span text:style-name="T1"><text:line-break/></text:span><text:span text:style-name="T1">posizione</text:span></text:p>
          </draw:text-box>
        </draw:frame>
        <draw:frame draw:style-name="gr1" draw:text-style-name="P1" draw:layer="layout" svg:width="11.246cm" svg:height="18.751cm" svg:x="15.204cm" svg:y="1.104cm">
          <draw:image xlink:href="Pictures/10000000000001E000000320B48F0E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0">
        <office:forms form:automatic-focus="false" form:apply-design-mode="false"/>
        <draw:frame presentation:style-name="pr5" draw:text-style-name="P2" draw:layer="layout" svg:width="12.2cm" svg:height="5.581cm" svg:x="3.2cm" svg:y="7.71cm" presentation:class="title" presentation:user-transformed="true">
          <draw:text-box>
            <text:p text:style-name="P2"><text:span text:style-name="T1">Profilo utente</text:span></text:p>
          </draw:text-box>
        </draw:frame>
        <draw:frame draw:style-name="gr1" draw:text-style-name="P1" draw:layer="layout" svg:width="11.244cm" svg:height="18.749cm" svg:x="15.205cm" svg:y="1.105cm">
          <draw:image xlink:href="Pictures/10000000000001E00000032057EFB0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0">
        <office:forms form:automatic-focus="false" form:apply-design-mode="false"/>
        <draw:frame presentation:style-name="pr5" draw:text-style-name="P2" draw:layer="layout" svg:width="12.2cm" svg:height="5.581cm" svg:x="3.2cm" svg:y="7.71cm" presentation:class="title" presentation:user-transformed="true">
          <draw:text-box>
            <text:p text:style-name="P2"><text:span text:style-name="T1">Modifica utente</text:span></text:p>
          </draw:text-box>
        </draw:frame>
        <draw:frame draw:style-name="gr1" draw:text-style-name="P1" draw:layer="layout" svg:width="10.525cm" svg:height="18.815cm" svg:x="16.2cm" svg:y="1.2cm">
          <draw:image xlink:href="Pictures/10000201000001E00000035ADD7BBB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0">
        <office:forms form:automatic-focus="false" form:apply-design-mode="false"/>
        <draw:frame presentation:style-name="pr5" draw:text-style-name="P2" draw:layer="layout" svg:width="12.2cm" svg:height="5.581cm" svg:x="3.2cm" svg:y="7.71cm" presentation:class="title" presentation:user-transformed="true">
          <draw:text-box>
            <text:p text:style-name="P2"><text:span text:style-name="T1">Modifica password</text:span></text:p>
          </draw:text-box>
        </draw:frame>
        <draw:frame draw:style-name="gr1" draw:text-style-name="P1" draw:layer="layout" svg:width="10.523cm" svg:height="18.199cm" svg:x="16.201cm" svg:y="1.201cm">
          <draw:image xlink:href="Pictures/10000000000001E000000320FD6B15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7" draw:display-name="Bitmape 7" xlink:href="Pictures/1000000000000640000004B0BB8A1EBC.jpg" xlink:type="simple" xlink:show="embed" xlink:actuate="onLoad"/>
    <draw:fill-image draw:name="Bitmape_20_8" draw:display-name="Bitmape 8" xlink:href="Pictures/10000201000001E00000036A0613FE18.png" xlink:type="simple" xlink:show="embed" xlink:actuate="onLoad"/>
    <draw:fill-image draw:name="Random-Rainbow-Color-Texture-ipad-air-wallpaper-ilikewallpaper_5f_com" draw:display-name="Random-Rainbow-Color-Texture-ipad-air-wallpaper-ilikewallpaper_com" xlink:href="Pictures/10000000000008000000080009558110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bitmap" draw:fill-image-name="Bitmape_20_7" style:repeat="stretch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7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7-05T12:48:58.23</meta:creation-date>
    <meta:editing-duration>PT1H1M36S</meta:editing-duration>
    <meta:editing-cycles>5</meta:editing-cycles>
    <dc:date>2016-07-05T14:37:13.59</dc:date>
    <meta:generator>OpenOffice/4.1.1$Win32 OpenOffice.org_project/411m6$Build-9775</meta:generator>
    <meta:document-statistic meta:object-count="69"/>
  </office:meta>
</office:document-meta>
</file>